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/>
    <style:font-face style:name="Tahoma1" svg:font-family="Tahoma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ejaVu Sans2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DejaVu Sans1" fo:font-size="12pt" fo:language="sv" fo:country="SE" officeooo:paragraph-rsid="0016c15c" style:font-name-asian="DejaVu Sans1" style:font-size-asian="12pt" style:font-name-complex="DejaVu Sans1" style:font-size-complex="12pt"/>
    </style:style>
    <style:style style:name="P2" style:family="paragraph" style:parent-style-name="Standard">
      <style:text-properties style:text-position="0% 100%" style:font-name="DejaVu Sans1" fo:font-size="12pt" fo:language="sv" fo:country="SE" officeooo:paragraph-rsid="0017eed6" style:font-name-asian="DejaVu Sans1" style:font-size-asian="12pt" style:font-name-complex="DejaVu Sans1" style:font-size-complex="12pt"/>
    </style:style>
    <style:style style:name="P3" style:family="paragraph" style:parent-style-name="Standard">
      <style:text-properties style:text-position="0% 100%" style:font-name="DejaVu Sans1" fo:font-size="12pt" fo:language="sv" fo:country="SE" officeooo:paragraph-rsid="0018ffb1" style:font-name-asian="DejaVu Sans1" style:font-size-asian="12pt" style:font-name-complex="DejaVu Sans1" style:font-size-complex="12pt"/>
    </style:style>
    <style:style style:name="P4" style:family="paragraph" style:parent-style-name="Standard">
      <style:text-properties style:text-position="0% 100%" style:font-name="DejaVu Sans1" fo:font-size="12pt" fo:language="sv" fo:country="SE" fo:font-weight="bold" officeooo:paragraph-rsid="0016c15c" style:font-name-asian="DejaVu Sans1" style:font-size-asian="12pt" style:font-weight-asian="bold" style:font-name-complex="DejaVu Sans1" style:font-size-complex="12pt" style:font-weight-complex="bold"/>
    </style:style>
    <style:style style:name="P5" style:family="paragraph" style:parent-style-name="Standard">
      <style:text-properties style:text-position="0% 100%" style:font-name="DejaVu Sans1" fo:font-size="12pt" fo:language="sv" fo:country="SE" fo:font-weight="bold" officeooo:paragraph-rsid="0018ffb1" style:font-name-asian="DejaVu Sans1" style:font-size-asian="12pt" style:font-weight-asian="bold" style:font-name-complex="DejaVu Sans1" style:font-size-complex="12pt" style:font-weight-complex="bold"/>
    </style:style>
    <style:style style:name="P6" style:family="paragraph" style:parent-style-name="Standard">
      <style:text-properties style:text-position="0% 100%" style:font-name="DejaVu Sans1" fo:font-size="12pt" fo:language="sv" fo:country="SE" fo:font-weight="normal" officeooo:paragraph-rsid="0018ffb1" style:font-name-asian="DejaVu Sans1" style:font-size-asian="12pt" style:font-weight-asian="normal" style:font-name-complex="DejaVu Sans1" style:font-size-complex="12pt" style:font-weight-complex="normal"/>
    </style:style>
    <style:style style:name="P7" style:family="paragraph" style:parent-style-name="Standard">
      <style:text-properties style:text-position="0% 100%" style:font-name="DejaVu Sans Mono" fo:font-size="12pt" fo:language="sv" fo:country="SE" officeooo:paragraph-rsid="0016c15c" style:font-name-asian="DejaVu Sans1" style:font-size-asian="12pt" style:font-name-complex="DejaVu Sans1" style:font-size-complex="12pt"/>
    </style:style>
    <style:style style:name="P8" style:family="paragraph" style:parent-style-name="Standard">
      <style:text-properties style:text-position="0% 100%" style:font-name="DejaVu Sans Mono" fo:font-size="12pt" fo:language="sv" fo:country="SE" officeooo:paragraph-rsid="0017eed6" style:font-name-asian="DejaVu Sans1" style:font-size-asian="12pt" style:font-name-complex="DejaVu Sans1" style:font-size-complex="12pt"/>
    </style:style>
    <style:style style:name="P9" style:family="paragraph" style:parent-style-name="Standard">
      <style:text-properties style:text-position="0% 100%" style:font-name="DejaVu Sans Mono" fo:font-size="12pt" fo:language="sv" fo:country="SE" officeooo:paragraph-rsid="0018ffb1" style:font-name-asian="DejaVu Sans1" style:font-size-asian="12pt" style:font-name-complex="DejaVu Sans1" style:font-size-complex="12pt"/>
    </style:style>
    <style:style style:name="P10" style:family="paragraph" style:parent-style-name="Standard">
      <style:text-properties style:text-position="0% 100%" style:font-name="DejaVu Sans Mono" fo:font-size="12pt" fo:language="sv" fo:country="SE" fo:font-weight="normal" officeooo:paragraph-rsid="0018ffb1" style:font-name-asian="DejaVu Sans1" style:font-size-asian="12pt" style:font-weight-asian="normal" style:font-name-complex="DejaVu Sans1" style:font-size-complex="12pt" style:font-weight-complex="normal"/>
    </style:style>
    <style:style style:name="P11" style:family="paragraph" style:parent-style-name="Standard">
      <style:text-properties style:text-position="0% 100%" style:font-name="DejaVu Sans2" fo:font-size="12pt" fo:language="sv" fo:country="SE" fo:font-weight="normal" officeooo:paragraph-rsid="0018ffb1" style:font-name-asian="DejaVu Sans1" style:font-size-asian="12pt" style:font-weight-asian="normal" style:font-name-complex="DejaVu Sans1" style:font-size-complex="12pt" style:font-weight-complex="normal"/>
    </style:style>
    <style:style style:name="P12" style:family="paragraph" style:parent-style-name="Standard">
      <style:text-properties fo:color="#008000" style:text-position="0% 100%" style:font-name="DejaVu Sans Mono" fo:font-size="12pt" fo:language="sv" fo:country="SE" fo:font-style="italic" officeooo:paragraph-rsid="0016c15c" style:font-name-asian="DejaVu Sans1" style:font-size-asian="12pt" style:font-style-asian="italic" style:font-name-complex="DejaVu Sans1" style:font-size-complex="12pt" style:font-style-complex="italic"/>
    </style:style>
    <style:style style:name="P13" style:family="paragraph" style:parent-style-name="Standard">
      <style:text-properties fo:color="#008000" style:text-position="0% 100%" style:font-name="DejaVu Sans Mono" fo:font-size="12pt" fo:language="sv" fo:country="SE" fo:font-style="italic" officeooo:paragraph-rsid="0017eed6" style:font-name-asian="DejaVu Sans1" style:font-size-asian="12pt" style:font-style-asian="italic" style:font-name-complex="DejaVu Sans1" style:font-size-complex="12pt" style:font-style-complex="italic"/>
    </style:style>
    <style:style style:name="P14" style:family="paragraph" style:parent-style-name="Standard">
      <style:text-properties fo:color="#008000" style:text-position="0% 100%" style:font-name="DejaVu Sans Mono" fo:font-size="12pt" fo:language="sv" fo:country="SE" fo:font-style="italic" officeooo:paragraph-rsid="0018ffb1" style:font-name-asian="DejaVu Sans1" style:font-size-asian="12pt" style:font-style-asian="italic" style:font-name-complex="DejaVu Sans1" style:font-size-complex="12pt" style:font-style-complex="italic"/>
    </style:style>
    <style:style style:name="P15" style:family="paragraph" style:parent-style-name="Standard">
      <style:text-properties fo:color="#008000" style:text-position="0% 100%" style:font-name="DejaVu Sans Mono" fo:font-size="12pt" fo:language="sv" fo:country="SE" fo:font-style="italic" fo:font-weight="normal" officeooo:paragraph-rsid="0018ffb1" style:font-name-asian="DejaVu Sans1" style:font-size-asian="12pt" style:font-style-asian="italic" style:font-weight-asian="normal" style:font-name-complex="DejaVu Sans1" style:font-size-complex="12pt" style:font-style-complex="italic" style:font-weight-complex="normal"/>
    </style:style>
    <style:style style:name="P16" style:family="paragraph" style:parent-style-name="Standard">
      <style:paragraph-properties fo:break-before="page"/>
      <style:text-properties style:text-position="0% 100%" style:font-name="DejaVu Sans1" fo:font-size="12pt" fo:language="sv" fo:country="SE" fo:font-weight="bold" officeooo:paragraph-rsid="0017eed6" style:font-name-asian="DejaVu Sans1" style:font-size-asian="12pt" style:font-weight-asian="bold" style:font-name-complex="DejaVu Sans1" style:font-size-complex="12pt" style:font-weight-complex="bold"/>
    </style:style>
    <style:style style:name="P17" style:family="paragraph" style:parent-style-name="Standard">
      <style:paragraph-properties fo:break-before="page"/>
      <style:text-properties style:text-position="0% 100%" style:font-name="DejaVu Sans2" fo:font-size="12pt" fo:language="sv" fo:country="SE" fo:font-weight="bold" officeooo:paragraph-rsid="0018ffb1" style:font-name-asian="DejaVu Sans1" style:font-size-asian="12pt" style:font-weight-asian="bold" style:font-name-complex="DejaVu Sans1" style:font-size-complex="12pt" style:font-weight-complex="bold"/>
    </style:style>
    <style:style style:name="T1" style:family="text">
      <style:text-properties style:use-window-font-color="true" officeooo:rsid="0016c15c"/>
    </style:style>
    <style:style style:name="T2" style:family="text">
      <style:text-properties style:use-window-font-color="true" fo:font-weight="bold" officeooo:rsid="0016c15c" style:font-weight-asian="bold" style:font-weight-complex="bold"/>
    </style:style>
    <style:style style:name="T3" style:family="text">
      <style:text-properties style:use-window-font-color="true" fo:font-weight="bold" officeooo:rsid="0017eed6" style:font-weight-asian="bold" style:font-weight-complex="bold"/>
    </style:style>
    <style:style style:name="T4" style:family="text">
      <style:text-properties style:use-window-font-color="true" fo:font-weight="bold" officeooo:rsid="0018ffb1" style:font-weight-asian="bold" style:font-weight-complex="bold"/>
    </style:style>
    <style:style style:name="T5" style:family="text">
      <style:text-properties style:use-window-font-color="true" fo:font-weight="normal" officeooo:rsid="0016c15c" style:font-weight-asian="normal" style:font-weight-complex="normal"/>
    </style:style>
    <style:style style:name="T6" style:family="text">
      <style:text-properties style:use-window-font-color="true" fo:font-weight="normal" officeooo:rsid="0018ffb1" style:font-weight-asian="normal" style:font-weight-complex="normal"/>
    </style:style>
    <style:style style:name="T7" style:family="text">
      <style:text-properties style:use-window-font-color="true" fo:font-weight="normal" officeooo:rsid="0017eed6" style:font-weight-asian="normal" style:font-weight-complex="normal"/>
    </style:style>
    <style:style style:name="T8" style:family="text">
      <style:text-properties style:use-window-font-color="true" fo:font-style="italic" officeooo:rsid="0016c15c" style:font-style-asian="italic" style:font-style-complex="italic"/>
    </style:style>
    <style:style style:name="T9" style:family="text">
      <style:text-properties style:use-window-font-color="true" officeooo:rsid="0017eed6"/>
    </style:style>
    <style:style style:name="T10" style:family="text">
      <style:text-properties style:use-window-font-color="true" officeooo:rsid="0018ffb1"/>
    </style:style>
    <style:style style:name="T11" style:family="text">
      <style:text-properties officeooo:rsid="0016c15c"/>
    </style:style>
    <style:style style:name="T12" style:family="text">
      <style:text-properties officeooo:rsid="0017eed6"/>
    </style:style>
    <style:style style:name="T13" style:family="text">
      <style:text-properties officeooo:rsid="0018ffb1"/>
    </style:style>
    <style:style style:name="T14" style:family="text">
      <style:text-properties fo:color="#000080" fo:font-style="italic" officeooo:rsid="0016c15c" style:font-style-asian="italic" style:font-style-complex="italic"/>
    </style:style>
    <style:style style:name="T15" style:family="text">
      <style:text-properties fo:color="#008000" fo:font-style="italic" officeooo:rsid="0016c15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Enkelt DOLFIN värmeledning demo</text:span></text:p>
      <text:p text:style-name="P1"><text:span text:style-name="T1"/></text:p>
      <text:p text:style-name="P1"><text:span text:style-name="T1"/></text:p>
      <text:p text:style-name="P7"><text:span text:style-name="T2">from</text:span><text:span text:style-name="T1"> dolfin </text:span><text:span text:style-name="T2">import</text:span><text:span text:style-name="T1"> *</text:span></text:p>
      <text:p text:style-name="P7"><text:span text:style-name="T1"/></text:p>
      <text:p text:style-name="P12"><text:span text:style-name="T11"># Create mesh and define basis</text:span></text:p>
      <text:p text:style-name="P12"><text:span text:style-name="T11"># functions (function space)</text:span></text:p>
      <text:p text:style-name="P7"><text:span text:style-name="T1">mesh = UnitInterval</text:span><text:span text:style-name="T2">(</text:span><text:span text:style-name="T1">8</text:span><text:span text:style-name="T2">)</text:span></text:p>
      <text:p text:style-name="P7"><text:span text:style-name="T1">V = FunctionSpace</text:span><text:span text:style-name="T2">(</text:span><text:span text:style-name="T1">mesh</text:span><text:span text:style-name="T2">,</text:span><text:span text:style-name="T1"> </text:span><text:span text:style-name="T5">"</text:span><text:span text:style-name="T1">CG</text:span><text:span text:style-name="T5">"</text:span><text:span text:style-name="T2">,</text:span><text:span text:style-name="T1"> 1</text:span><text:span text:style-name="T2">)</text:span></text:p>
      <text:p text:style-name="P7"><text:span text:style-name="T1"/></text:p>
      <text:p text:style-name="P12"><text:span text:style-name="T11"># Define FEM formulation</text:span></text:p>
      <text:p text:style-name="P7"><text:span text:style-name="T1">u = TrialFunction</text:span><text:span text:style-name="T2">(</text:span><text:span text:style-name="T1">V</text:span><text:span text:style-name="T2">)</text:span></text:p>
      <text:p text:style-name="P7"><text:span text:style-name="T1">v = TestFunction</text:span><text:span text:style-name="T2">(</text:span><text:span text:style-name="T1">V</text:span><text:span text:style-name="T2">)</text:span></text:p>
      <text:p text:style-name="P7"><text:span text:style-name="T1">f = Expression</text:span><text:span text:style-name="T2">(</text:span><text:span text:style-name="T1">"0.0"</text:span><text:span text:style-name="T2">)</text:span></text:p>
      <text:p text:style-name="P7"><text:span text:style-name="T1">k = 0.001</text:span></text:p>
      <text:p text:style-name="P7"><text:span text:style-name="T1">u0 = Function</text:span><text:span text:style-name="T2">(</text:span><text:span text:style-name="T1">V</text:span><text:span text:style-name="T2">)</text:span></text:p>
      <text:p text:style-name="P7"><text:span text:style-name="T1">u1 = Function</text:span><text:span text:style-name="T2">(</text:span><text:span text:style-name="T1">V</text:span><text:span text:style-name="T2">)</text:span></text:p>
      <text:p text:style-name="P12"><text:span text:style-name="T11"># Heat equation with backward</text:span></text:p>
      <text:p text:style-name="P12"><text:span text:style-name="T11"># Euler timestepping</text:span></text:p>
      <text:p text:style-name="P7"><text:span text:style-name="T1">a = </text:span><text:span text:style-name="T2">(</text:span><text:span text:style-name="T1">u </text:span><text:span text:style-name="T5">*</text:span><text:span text:style-name="T1"> v + k * inner</text:span><text:span text:style-name="T2">(</text:span><text:span text:style-name="T1">grad</text:span><text:span text:style-name="T2">(</text:span><text:span text:style-name="T1">u</text:span><text:span text:style-name="T2">),</text:span><text:span text:style-name="T1"> grad</text:span><text:span text:style-name="T2">(</text:span><text:span text:style-name="T1">v</text:span><text:span text:style-name="T2">)))</text:span><text:span text:style-name="T1"> * dx</text:span></text:p>
      <text:p text:style-name="P7"><text:span text:style-name="T1">L = </text:span><text:span text:style-name="T2">(</text:span><text:span text:style-name="T1">u0 * v + k * f * v</text:span><text:span text:style-name="T2">)</text:span><text:span text:style-name="T1"> * dx</text:span></text:p>
      <text:p text:style-name="P7"><text:span text:style-name="T1"/></text:p>
      <text:p text:style-name="P7"><text:span text:style-name="T1">problem = VariationalProblem</text:span><text:span text:style-name="T2">(</text:span><text:span text:style-name="T1">a, L</text:span><text:span text:style-name="T2">)</text:span></text:p>
      <text:p text:style-name="P7"><text:span text:style-name="T1"/></text:p>
      <text:p text:style-name="P7"><text:span text:style-name="T1"/></text:p>
      <text:p text:style-name="P12"><text:span text:style-name="T11"># Set initial condition</text:span></text:p>
      <text:p text:style-name="P7"><text:span text:style-name="T2">for</text:span><text:span text:style-name="T1"> v </text:span><text:span text:style-name="T2">in</text:span><text:span text:style-name="T1"> vertices</text:span><text:span text:style-name="T2">(</text:span><text:span text:style-name="T1">mesh</text:span><text:span text:style-name="T2">):</text:span></text:p>
      <text:p text:style-name="P7"><text:span text:style-name="T1"><text:tab/>p = v</text:span><text:span text:style-name="T2">.</text:span><text:span text:style-name="T1">point</text:span><text:span text:style-name="T2">()[</text:span><text:span text:style-name="T1">0</text:span><text:span text:style-name="T2">]</text:span></text:p>
      <text:p text:style-name="P7"><text:span text:style-name="T1"><text:tab/>i = v</text:span><text:span text:style-name="T2">.</text:span><text:span text:style-name="T1">index</text:span><text:span text:style-name="T2">()</text:span></text:p>
      <text:p text:style-name="P7"><text:span text:style-name="T1"><text:tab/></text:span><text:span text:style-name="T2">if</text:span><text:span text:style-name="T1"> </text:span><text:span text:style-name="T2">(</text:span><text:span text:style-name="T1">p &gt; 0.5</text:span><text:span text:style-name="T2">):</text:span></text:p>
      <text:p text:style-name="P7"><text:span text:style-name="T1"><text:tab/><text:tab/>u1</text:span><text:span text:style-name="T2">.</text:span><text:span text:style-name="T1">vector</text:span><text:span text:style-name="T2">()[</text:span><text:span text:style-name="T1">i</text:span><text:span text:style-name="T2">]</text:span><text:span text:style-name="T1"> = 1.0</text:span></text:p>
      <text:p text:style-name="P7"><text:span text:style-name="T1"><text:tab/></text:span><text:span text:style-name="T2">else:</text:span></text:p>
      <text:p text:style-name="P7"><text:span text:style-name="T1"><text:tab/><text:tab/>u1</text:span><text:span text:style-name="T2">.</text:span><text:span text:style-name="T1">vector</text:span><text:span text:style-name="T2">()[</text:span><text:span text:style-name="T1">i</text:span><text:span text:style-name="T2">]</text:span><text:span text:style-name="T1"> = 0.0</text:span></text:p>
      <text:p text:style-name="P7"><text:span text:style-name="T1"/></text:p>
      <text:p text:style-name="P7"><text:span text:style-name="T1">file = File</text:span><text:span text:style-name="T2">(</text:span><text:span text:style-name="T1">"heat.pvd"</text:span><text:span text:style-name="T2">)</text:span></text:p>
      <text:p text:style-name="P7"><text:span text:style-name="T1"/></text:p>
      <text:p text:style-name="P12"><text:span text:style-name="T11"># Timestep</text:span></text:p>
      <text:p text:style-name="P7"><text:span text:style-name="T1">T = 2.0</text:span></text:p>
      <text:p text:style-name="P7"><text:span text:style-name="T1">t = 0.0</text:span></text:p>
      <text:p text:style-name="P7"><text:span text:style-name="T2">while</text:span><text:span text:style-name="T1"> </text:span><text:span text:style-name="T2">(</text:span><text:span text:style-name="T1">t &lt; T</text:span><text:span text:style-name="T2">):</text:span></text:p>
      <text:p text:style-name="P7"><text:span text:style-name="T1"><text:tab/>u0</text:span><text:span text:style-name="T2">.</text:span><text:span text:style-name="T1">assign</text:span><text:span text:style-name="T2">(</text:span><text:span text:style-name="T1">u1</text:span><text:span text:style-name="T2">)</text:span></text:p>
      <text:p text:style-name="P7"><text:span text:style-name="T1"><text:tab/>u1 = problem.solve</text:span><text:span text:style-name="T2">()</text:span></text:p>
      <text:p text:style-name="P7"><text:span text:style-name="T1"/></text:p>
      <text:p text:style-name="P7"><text:span text:style-name="T1"><text:tab/>t += k</text:span></text:p>
      <text:p text:style-name="P7"><text:span text:style-name="T1"/></text:p>
      <text:p text:style-name="P7"><text:span text:style-name="T1"><text:tab/></text:span><text:span text:style-name="T15"># Save solution in VTK format</text:span></text:p>
      <text:p text:style-name="P7"><text:span text:style-name="T1"><text:tab/>file </text:span><text:span text:style-name="T2">&lt;&lt;</text:span><text:span text:style-name="T1"> u1</text:span></text:p>
      <text:p text:style-name="P1"><text:span text:style-name="T1"/></text:p>
      <text:p text:style-name="P16"><text:span text:style-name="T9">Projektion (L2)</text:span></text:p>
      <text:p text:style-name="P2"><text:span text:style-name="T9"/></text:p>
      <text:p text:style-name="P2"><text:span text:style-name="T9"/></text:p>
      <text:p text:style-name="P13"><text:span text:style-name="T12"># Define basis functions</text:span></text:p>
      <text:p text:style-name="P8"><text:span text:style-name="T9">V = FunctionSpace</text:span><text:span text:style-name="T3">(</text:span><text:span text:style-name="T9">mesh</text:span><text:span text:style-name="T3">,</text:span><text:span text:style-name="T9"> "CG"</text:span><text:span text:style-name="T3">,</text:span><text:span text:style-name="T9"> 1</text:span><text:span text:style-name="T3">)</text:span></text:p>
      <text:p text:style-name="P8"><text:span text:style-name="T9">Pf = TrialFunction</text:span><text:span text:style-name="T3">(</text:span><text:span text:style-name="T9">V</text:span><text:span text:style-name="T3">)</text:span></text:p>
      <text:p text:style-name="P8"><text:span text:style-name="T9">v = TestFunction</text:span><text:span text:style-name="T3">(</text:span><text:span text:style-name="T9">V</text:span><text:span text:style-name="T3">)</text:span></text:p>
      <text:p text:style-name="P8"><text:span text:style-name="T3"/></text:p>
      <text:p text:style-name="P13"><text:span text:style-name="T12"># Function to project</text:span></text:p>
      <text:p text:style-name="P8"><text:span text:style-name="T9">f = dolfin</text:span><text:span text:style-name="T3">.</text:span><text:span text:style-name="T9">Expression</text:span><text:span text:style-name="T3">(</text:span><text:span text:style-name="T9">"exp(-10*x</text:span><text:span text:style-name="T7">[</text:span><text:span text:style-name="T9">0</text:span><text:span text:style-name="T7">]</text:span><text:span text:style-name="T6">)</text:span><text:span text:style-name="T9">"</text:span><text:span text:style-name="T3">,</text:span><text:span text:style-name="T9"> degree </text:span><text:span text:style-name="T10">= 5</text:span><text:span text:style-name="T3">)</text:span></text:p>
      <text:p text:style-name="P8"><text:span text:style-name="T3"/></text:p>
      <text:p text:style-name="P13"><text:span text:style-name="T12"># FEM formulation</text:span></text:p>
      <text:p text:style-name="P8"><text:span text:style-name="T9">a = Pf </text:span><text:span text:style-name="T10">* </text:span><text:span text:style-name="T9">v </text:span><text:span text:style-name="T10">* </text:span><text:span text:style-name="T9">dx</text:span></text:p>
      <text:p text:style-name="P9"><text:span text:style-name="T9">L = f </text:span><text:span text:style-name="T10">* </text:span><text:span text:style-name="T9">v </text:span><text:span text:style-name="T10">* </text:span><text:span text:style-name="T9">dx</text:span></text:p>
      <text:p text:style-name="P9"><text:span text:style-name="T9"/></text:p>
      <text:p text:style-name="P13"><text:span text:style-name="T12"># Assemble (build) matrix and vector,</text:span></text:p>
      <text:p text:style-name="P13"><text:span text:style-name="T12"># solve linear system and definefunction</text:span></text:p>
      <text:p text:style-name="P13"><text:span text:style-name="T12"># as linear combination</text:span></text:p>
      <text:p text:style-name="P8"><text:span text:style-name="T9">problem = dolfin</text:span><text:span text:style-name="T3">.</text:span><text:span text:style-name="T9">Va</text:span><text:span text:style-name="T10">ri</text:span><text:span text:style-name="T9">ati</text:span><text:span text:style-name="T10">o</text:span><text:span text:style-name="T9">na</text:span><text:span text:style-name="T10">l</text:span><text:span text:style-name="T9">Prob</text:span><text:span text:style-name="T10">l</text:span><text:span text:style-name="T9">em</text:span><text:span text:style-name="T3">(</text:span><text:span text:style-name="T9">a</text:span><text:span text:style-name="T3">,</text:span><text:span text:style-name="T9"> L</text:span><text:span text:style-name="T3">)</text:span></text:p>
      <text:p text:style-name="P8"><text:span text:style-name="T9">Pf = problem</text:span><text:span text:style-name="T3">.</text:span><text:span text:style-name="T9">solve</text:span><text:span text:style-name="T3">()</text:span></text:p>
      <text:p text:style-name="P6"><text:span text:style-name="T10"/></text:p>
      <text:p text:style-name="P6"><text:span text:style-name="T10"/></text:p>
      <text:p text:style-name="P5"><text:span text:style-name="T6"/></text:p>
      <text:p text:style-name="P5"><text:span text:style-name="T6"/></text:p>
      <text:p text:style-name="P5"><text:span text:style-name="T9">Projektion (L2) </text:span><text:span text:style-name="T10">expanded</text:span></text:p>
      <text:p text:style-name="P3"><text:span text:style-name="T9"/></text:p>
      <text:p text:style-name="P3"><text:span text:style-name="T9"/></text:p>
      <text:p text:style-name="P14"><text:span text:style-name="T12"># Define basis functions</text:span></text:p>
      <text:p text:style-name="P9"><text:span text:style-name="T9">V = FunctionSpace</text:span><text:span text:style-name="T3">(</text:span><text:span text:style-name="T9">mesh</text:span><text:span text:style-name="T3">,</text:span><text:span text:style-name="T9"> "CG"</text:span><text:span text:style-name="T3">,</text:span><text:span text:style-name="T9"> 1</text:span><text:span text:style-name="T3">)</text:span></text:p>
      <text:p text:style-name="P9"><text:span text:style-name="T9">Pf = TrialFunction</text:span><text:span text:style-name="T3">(</text:span><text:span text:style-name="T9">V</text:span><text:span text:style-name="T3">)</text:span></text:p>
      <text:p text:style-name="P9"><text:span text:style-name="T9">v = TestFunction</text:span><text:span text:style-name="T3">(</text:span><text:span text:style-name="T9">V</text:span><text:span text:style-name="T3">)</text:span></text:p>
      <text:p text:style-name="P9"><text:span text:style-name="T3"/></text:p>
      <text:p text:style-name="P14"><text:span text:style-name="T12"># Function to project</text:span></text:p>
      <text:p text:style-name="P9"><text:span text:style-name="T9">f = dolfin</text:span><text:span text:style-name="T3">.</text:span><text:span text:style-name="T9">Expression</text:span><text:span text:style-name="T3">(</text:span><text:span text:style-name="T9">"exp(-10*x</text:span><text:span text:style-name="T7">[</text:span><text:span text:style-name="T9">0</text:span><text:span text:style-name="T7">]</text:span><text:span text:style-name="T6">)</text:span><text:span text:style-name="T9">"</text:span><text:span text:style-name="T3">,</text:span><text:span text:style-name="T9"> degree </text:span><text:span text:style-name="T10">= 5</text:span><text:span text:style-name="T3">)</text:span></text:p>
      <text:p text:style-name="P9"><text:span text:style-name="T3"/></text:p>
      <text:p text:style-name="P14"><text:span text:style-name="T12"># FEM formulation</text:span></text:p>
      <text:p text:style-name="P9"><text:span text:style-name="T9">a = Pf </text:span><text:span text:style-name="T10">* </text:span><text:span text:style-name="T9">v </text:span><text:span text:style-name="T10">* </text:span><text:span text:style-name="T9">dx</text:span></text:p>
      <text:p text:style-name="P9"><text:span text:style-name="T9">L = f </text:span><text:span text:style-name="T10">* </text:span><text:span text:style-name="T9">v </text:span><text:span text:style-name="T10">* </text:span><text:span text:style-name="T9">dx</text:span></text:p>
      <text:p text:style-name="P9"><text:span text:style-name="T9"/></text:p>
      <text:p text:style-name="P15"><text:span text:style-name="T13"># Define solution functionas</text:span></text:p>
      <text:p text:style-name="P15"><text:span text:style-name="T13"># linear combination of basis</text:span></text:p>
      <text:p text:style-name="P15"><text:span text:style-name="T13"># functions</text:span></text:p>
      <text:p text:style-name="P10"><text:span text:style-name="T10">Pf = Function</text:span><text:span text:style-name="T4">(</text:span><text:span text:style-name="T10">V</text:span><text:span text:style-name="T4">)</text:span></text:p>
      <text:p text:style-name="P10"><text:span text:style-name="T10">x = Pf</text:span><text:span text:style-name="T4">.</text:span><text:span text:style-name="T10">vector</text:span><text:span text:style-name="T4">()</text:span></text:p>
      <text:p text:style-name="P10"><text:span text:style-name="T10"/></text:p>
      <text:p text:style-name="P15"><text:span text:style-name="T13"># Assemble (build) matrix and vector</text:span></text:p>
      <text:p text:style-name="P10"><text:span text:style-name="T10">A = assemble</text:span><text:span text:style-name="T4">(</text:span><text:span text:style-name="T10">a</text:span><text:span text:style-name="T4">)</text:span></text:p>
      <text:p text:style-name="P10"><text:span text:style-name="T10">b = assemble</text:span><text:span text:style-name="T4">(</text:span><text:span text:style-name="T10">L</text:span><text:span text:style-name="T4">)</text:span></text:p>
      <text:p text:style-name="P10"><text:span text:style-name="T10"/></text:p>
      <text:p text:style-name="P15"><text:span text:style-name="T13"># Solve for xⁱ</text:span></text:p>
      <text:p text:style-name="P10"><text:span text:style-name="T10">solver = LinearSolver</text:span><text:span text:style-name="T4">()</text:span></text:p>
      <text:p text:style-name="P10"><text:span text:style-name="T10">solver</text:span><text:span text:style-name="T4">.</text:span><text:span text:style-name="T10">solve</text:span><text:span text:style-name="T4">(</text:span><text:span text:style-name="T10">A</text:span><text:span text:style-name="T4">,</text:span><text:span text:style-name="T10"> xi</text:span><text:span text:style-name="T4">,</text:span><text:span text:style-name="T10"> b</text:span><text:span text:style-name="T4">)</text:span></text:p>
      <text:p text:style-name="P17"><text:span text:style-name="T10">Andraderivata — matris</text:span></text:p>
      <text:p text:style-name="P11"><text:span text:style-name="T10"/></text:p>
      <text:p text:style-name="P11"><text:span text:style-name="T10"/></text:p>
      <text:p text:style-name="P10"><text:span text:style-name="T4">from</text:span><text:span text:style-name="T10"> dolfin </text:span><text:span text:style-name="T4">import</text:span><text:span text:style-name="T10"> *</text:span></text:p>
      <text:p text:style-name="P10"><text:span text:style-name="T10"/></text:p>
      <text:p text:style-name="P15"><text:span text:style-name="T13"># Create mesh and define function space</text:span></text:p>
      <text:p text:style-name="P10"><text:span text:style-name="T10">mesh = UnitInterval</text:span><text:span text:style-name="T4">(</text:span><text:span text:style-name="T10">2</text:span><text:span text:style-name="T4">)</text:span></text:p>
      <text:p text:style-name="P10"><text:span text:style-name="T10">V = FunctionSpace</text:span><text:span text:style-name="T4">(</text:span><text:span text:style-name="T10">mesh, "CG", 1</text:span><text:span text:style-name="T4">)</text:span></text:p>
      <text:p text:style-name="P10"><text:span text:style-name="T4"/></text:p>
      <text:p text:style-name="P15"><text:span text:style-name="T13"># Define FEM formulation</text:span></text:p>
      <text:p text:style-name="P10"><text:span text:style-name="T10">u = TrialFunction</text:span><text:span text:style-name="T4">(</text:span><text:span text:style-name="T10">V</text:span><text:span text:style-name="T4">)</text:span></text:p>
      <text:p text:style-name="P10"><text:span text:style-name="T10">v = TestFunction</text:span><text:span text:style-name="T4">(</text:span><text:span text:style-name="T10">V</text:span><text:span text:style-name="T4">)</text:span></text:p>
      <text:p text:style-name="P10"><text:span text:style-name="T10">a = </text:span><text:span text:style-name="T4">(</text:span><text:span text:style-name="T10">inner</text:span><text:span text:style-name="T4">(</text:span><text:span text:style-name="T10">grad</text:span><text:span text:style-name="T4">(</text:span><text:span text:style-name="T10">u</text:span><text:span text:style-name="T4">)</text:span><text:span text:style-name="T10">, grad</text:span><text:span text:style-name="T4">(</text:span><text:span text:style-name="T10">v</text:span><text:span text:style-name="T4">)))</text:span><text:span text:style-name="T10"> * dx</text:span></text:p>
      <text:p text:style-name="P10"><text:span text:style-name="T10"/></text:p>
      <text:p text:style-name="P10"><text:span text:style-name="T10">A = assemble</text:span><text:span text:style-name="T4">(</text:span><text:span text:style-name="T10">a</text:span><text:span text:style-name="T4">)</text:span></text:p>
      <text:p text:style-name="P10"><text:span text:style-name="T4">print</text:span><text:span text:style-name="T10"> A</text:span><text:span text:style-name="T4">.</text:span><text:span text:style-name="T10">array</text:span><text:span text:style-name="T4">()</text:span></text:p>
      <text:p text:style-name="P10"><text:span text:style-name="T4"/></text:p>
      <text:p text:style-name="P10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/>
    <style:font-face style:name="Tahoma1" svg:font-family="Tahoma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ejaVu Sans2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DejaVu Sans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5H23M16S</meta:editing-duration>
    <meta:editing-cycles>26</meta:editing-cycles>
    <meta:generator>OpenOffice.org/3.2$Linux OpenOffice.org_project/320m19$Build-9505</meta:generator>
    <dc:date>2010-12-16T18:59:53</dc:date>
    <dc:creator>Mattias </dc:creator>
    <meta:document-statistic meta:table-count="0" meta:image-count="0" meta:object-count="0" meta:page-count="3" meta:paragraph-count="83" meta:word-count="335" meta:character-count="1850"/>
    <meta:user-defined meta:name="Info 1"/>
    <meta:user-defined meta:name="Info 2"/>
    <meta:user-defined meta:name="Info 3"/>
    <meta:user-defined meta:name="Info 4"/>
  </office:meta>
</office:document-meta>
</file>